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Calibri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6ca96" style:font-size-asian="11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Bread (adapted from "Artisan bread in five minutes a day")</text:span></text:p>
      <text:p text:style-name="P1"/>
      <text:p text:style-name="Standard"/>
      <text:p text:style-name="P2"><text:span text:style-name="T1">Add to your dough bucket:</text:span></text:p>
      <text:p text:style-name="Standard"/>
      <text:p text:style-name="P2"><text:span text:style-name="T1">680 g of water (I use filtered, warmed up to 80 *F. if you use cold, dough takes extra two hours to rise, after that it's all the same)</text:span></text:p>
      <text:p text:style-name="P2"><text:span text:style-name="T1">10 g yeast (I use SAF red <text:s/>instant yeast)</text:span></text:p>
      <text:p text:style-name="P2"><text:span text:style-name="T1">19 g salt (I like sea salt, or kosher, but any salt is fine)</text:span></text:p>
      <text:p text:style-name="P2"><text:span text:style-name="T1">910 g flour (my favorite is King arthur flour, you can use all purpose or bread flour, or - my favorite - mix of both)</text:span></text:p>
      <text:p text:style-name="P2"><text:span text:style-name="T1"/></text:p>
      <text:p text:style-name="P2"><text:span text:style-name="T1">combine ingredients either with hand or mixing spoon until you don't have any dry spots. You can also put it in a mixer and mix with a dough hook until dough forms a ball and is no longer sticky. Put </text:span><text:span text:style-name="T4">dough back in dough b</text:span><text:span text:style-name="T5">u</text:span><text:span text:style-name="T4">cket, cover (but not tightly) and let sit on a counter until the dough stops rising (about two hours). Then you can bake or put dough in the fridge for up to two weeks </text:span><text:span text:style-name="T5">(when you put it in fridge, tightly close the lid)</text:span></text:p>
      <text:p text:style-name="P2"><text:span text:style-name="T1"/></text:p>
      <text:p text:style-name="P2"><text:span text:style-name="T1">When you are ready to bake, scoop a ball of dough the size of large grapefruit, tighten the surface so it looks like a smooth ball, and put on a piece of parchment paper. if dough is sticky, drop it on some </text:span><text:span text:style-name="T4">flour, cover with flour and then make a ball. Cover dough ball with a bowl or pot so it doesn't dry out. Half an hour or so later, put dutch oven in the oven, and turn oven to highest setting (mine goes to 500*F). When oven is hot and dough ball puffier, slash dough on top a few times, drop dough into dutch oven, cover, put oven on 450*F and bake for 30 minutes. Then you take lid off dutch oven and bake until bread is golden brown (about 15 more minutes)</text:span></text:p>
      <text:p text:style-name="Standard"/>
      <text:p text:style-name="P2"><text:span text:style-name="T1">When you are making a ball of dough, you can add in any additives (some of my favorites are roasted garlic, caramelized onions, olives, rosemary, mushrooms, grated chedar or gruyere cheese, seeds or </text:span><text:span text:style-name="T4">nuts for those without allergies..) work on your dough until additive is combined to your liking and then form a ball.</text:span></text:p>
      <text:p text:style-name="Standard"/>
      <text:p text:style-name="P2"><text:span text:style-name="T1">Same dough makes a lovely pizza (stretch, put on toppings and bake on 500 for about 10 minutes)</text:span></text:p>
      <text:p text:style-name="Standard"/>
      <text:p text:style-name="P2"><text:span text:style-name="T1">Focaccia is same dough, pushed into a oiled pan (dough should be about 1/2 or 3/4 inch thick), drzzled with olive oil and sprinkled with toppings of your choice for about 1/2 hour on 425F</text:span></text:p>
      <text:p text:style-name="Standard"/>
      <text:p text:style-name="P2"><text:span text:style-name="T1">you can also make ciabatta rolls and bake them in the oven at 450*F.</text:span></text:p>
      <text:p text:style-name="Standard"/>
      <text:p text:style-name="P2"><text:span text:style-name="T1">You can replace some of the flour in this recipe with whole grain flour of your choice: when you add up to 20% whole grain flour, you get country bread, anything that has more than 60% whole grain </text:span><text:span text:style-name="T4">flour is considered whole grain bread. Don't go over 70% of whole grain flour, brad will be too compact. Also, make sure that grain you are using contains gluten. If it doesn't, you can add vital gluten (about 1/2 cup).</text:span></text:p>
      <text:p text:style-name="Standard"/>
      <text:p text:style-name="P2"><text:span text:style-name="T1">This will make pretty much any kind of bread you find in bakeries. And kids will love it fresh out of the oven, still crackling and piping hot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18:20.197000000</meta:creation-date>
    <dc:date>2017-10-09T16:52:42.812000000</dc:date>
    <meta:editing-duration>PT19M9S</meta:editing-duration>
    <meta:editing-cycles>5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4" meta:word-count="541" meta:character-count="2768" meta:non-whitespace-character-count="2240"/>
  </office:meta>
</office:document-meta>
</file>